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style:font-name="Baskerville Old Face" fo:font-style="italic" style:font-style-asian="italic" style:font-style-complex="italic"/>
    </style:style>
    <style:style style:name="P42" style:family="paragraph" style:parent-style-name="Text_20_body">
      <style:text-properties style:font-name="Baskerville Old Face" fo:font-size="10pt" fo:font-style="italic" style:font-size-asian="10pt" style:font-style-asian="italic" style:font-size-complex="10pt" style:font-style-complex="italic"/>
    </style:style>
    <style:style style:name="P43" style:family="paragraph" style:parent-style-name="Text_20_body">
      <style:text-properties fo:color="#314004" style:font-name="Baskerville Old Face" fo:font-size="12pt" style:font-size-asian="12pt" style:font-size-complex="12pt"/>
    </style:style>
    <style:style style:name="P44" style:family="paragraph" style:parent-style-name="Text_20_body">
      <style:text-properties fo:color="#111111" style:font-name="Baskerville Old Face" fo:font-size="12pt" style:font-size-asian="12pt" style:font-size-complex="12pt"/>
    </style:style>
    <style:style style:name="P45" style:family="paragraph" style:parent-style-name="Text_20_body">
      <style:text-properties fo:color="#0000ff" style:font-name="Baskerville Old Face" fo:font-size="12pt" style:font-size-asian="12pt" style:font-size-complex="12pt"/>
    </style:style>
    <style:style style:name="P46" style:family="paragraph" style:parent-style-name="Text_20_body">
      <style:text-properties fo:color="#000000" style:font-name="Baskerville Old Face" fo:font-size="12pt" style:font-size-asian="12pt" style:font-size-complex="12pt"/>
    </style:style>
    <style:style style:name="P47"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8" style:family="paragraph" style:parent-style-name="Text_20_body">
      <style:text-properties fo:color="#000000" style:font-name="Baskerville Old Face1" fo:font-weight="normal"/>
    </style:style>
    <style:style style:name="P49" style:family="paragraph" style:parent-style-name="Text_20_body">
      <style:text-properties fo:color="#000000" style:font-name="Baskerville Old Face1" fo:font-size="12pt" fo:font-weight="normal" style:font-size-asian="12pt" style:font-size-complex="12pt"/>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style:font-name="Baskerville Old Face1"/>
    </style:style>
    <style:style style:name="P52" style:family="paragraph" style:parent-style-name="Text_20_body">
      <style:text-properties style:font-name="Baskerville Old Face1" fo:font-size="12pt" style:font-size-asian="12pt" style:font-size-complex="12pt"/>
    </style:style>
    <style:style style:name="P53" style:family="paragraph" style:parent-style-name="Text_20_body">
      <style:text-properties style:font-name="Times New Roman4"/>
    </style:style>
    <style:style style:name="P54"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5"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57"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5" style:family="paragraph" style:parent-style-name="Text_20_body">
      <style:paragraph-properties fo:margin-left="0in" fo:margin-right="0in" fo:margin-top="0.1665in" fo:margin-bottom="0.0835in" fo:text-indent="0in" style:auto-text-indent="false"/>
    </style:style>
    <style:style style:name="P6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1"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3" style:family="paragraph" style:parent-style-name="Contents_20_Heading">
      <style:paragraph-properties fo:break-before="page"/>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6"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8"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9"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0" style:family="paragraph" style:parent-style-name="Table_20_Contents">
      <style:paragraph-properties fo:margin-left="0.0398in" fo:margin-right="-0.278in" fo:text-indent="-0.0098in" style:auto-text-indent="false" text:number-lines="false" text:line-number="0"/>
    </style:style>
    <style:style style:name="P8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3" style:family="paragraph" style:parent-style-name="Title">
      <style:text-properties style:font-name="Baskerville Old Face"/>
    </style:style>
    <style:style style:name="P84" style:family="paragraph" style:parent-style-name="Title">
      <style:text-properties style:font-name="Baskerville Old Face" fo:font-size="18pt" style:font-size-asian="18pt" style:font-size-complex="18pt"/>
    </style:style>
    <style:style style:name="P85" style:family="paragraph" style:parent-style-name="Title">
      <style:text-properties style:font-name="Baskerville Old Face" fo:font-size="24pt" style:font-size-asian="24pt" style:font-size-complex="24pt"/>
    </style:style>
    <style:style style:name="P86" style:family="paragraph" style:parent-style-name="Preformatted_20_Text">
      <style:text-properties style:font-name="Baskerville Old Face" fo:font-size="12pt" style:font-size-asian="12pt" style:font-size-complex="12pt"/>
    </style:style>
    <style:style style:name="P87" style:family="paragraph" style:parent-style-name="Preformatted_20_Text">
      <style:text-properties fo:color="#0000ff" style:font-name="Baskerville Old Face" fo:font-size="12pt" style:font-size-asian="12pt" style:font-size-complex="12pt"/>
    </style:style>
    <style:style style:name="P8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ff" style:font-name="Lucida Console" fo:font-size="10pt" style:font-size-asian="12pt" style:font-size-complex="12pt"/>
    </style:style>
    <style:style style:name="P90"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color="#111111" style:font-name="Baskerville Old Face" fo:font-size="12pt" style:font-size-asian="12pt" style:font-size-complex="12pt"/>
    </style:style>
    <style:style style:name="P9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4"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5" style:family="paragraph" style:parent-style-name="Preformatted_20_Text">
      <style:text-properties fo:color="#111111" style:font-name="Baskerville Old Face1" fo:font-size="12pt" style:font-size-asian="12pt" style:font-size-complex="12pt"/>
    </style:style>
    <style:style style:name="P9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7" style:family="paragraph" style:parent-style-name="Preformatted_20_Text">
      <style:text-properties fo:color="#000000" style:font-name="Baskerville Old Face" fo:font-size="12pt" style:font-size-asian="12pt" style:font-size-complex="12pt"/>
    </style:style>
    <style:style style:name="P98" style:family="paragraph" style:parent-style-name="Preformatted_20_Text">
      <style:text-properties fo:color="#000000" style:font-name="Baskerville Old Face1" fo:font-size="12pt" style:font-size-asian="12pt" style:font-size-complex="12pt"/>
    </style:style>
    <style:style style:name="P99"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0"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size-complex="12pt"/>
    </style:style>
    <style:style style:name="P10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7" style:family="paragraph" style:parent-style-name="Preformatted_20_Text">
      <style:paragraph-properties fo:orphans="2" fo:widows="2"/>
      <style:text-properties style:font-name="Baskerville Old Face1" fo:font-size="12pt" style:font-size-asian="12pt" style:font-size-complex="12pt"/>
    </style:style>
    <style:style style:name="P10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0" style:family="paragraph" style:parent-style-name="ttBlue">
      <style:text-properties fo:color="#000000"/>
    </style:style>
    <style:style style:name="P111" style:family="paragraph" style:parent-style-name="Contents_20_2">
      <style:paragraph-properties>
        <style:tab-stops>
          <style:tab-stop style:position="6.7146in" style:type="right" style:leader-style="dotted" style:leader-text="."/>
        </style:tab-stops>
      </style:paragraph-properties>
    </style:style>
    <style:style style:name="P112" style:family="paragraph" style:parent-style-name="Contents_20_1">
      <style:paragraph-properties>
        <style:tab-stops>
          <style:tab-stop style:position="6.911in" style:type="right" style:leader-style="dotted" style:leader-text="."/>
        </style:tab-stops>
      </style:paragraph-properties>
    </style:style>
    <style:style style:name="P113" style:family="paragraph" style:parent-style-name="Text_20_body">
      <style:paragraph-properties fo:margin-top="0in" fo:margin-bottom="0in"/>
      <style:text-properties style:font-name="Baskerville Old Face1"/>
    </style:style>
    <style:style style:name="P114" style:family="paragraph" style:parent-style-name="Text_20_body">
      <style:paragraph-properties fo:margin-top="0in" fo:margin-bottom="0in"/>
      <style:text-properties style:font-name="Baskerville Old Face1" fo:font-size="12pt" style:font-size-asian="12pt" style:font-size-complex="12pt"/>
    </style:style>
    <style:style style:name="P115" style:family="paragraph" style:parent-style-name="Text_20_body">
      <style:paragraph-properties fo:margin-top="0in" fo:margin-bottom="0in"/>
      <style:text-properties fo:color="#0000ff"/>
    </style:style>
    <style:style style:name="P116" style:family="paragraph" style:parent-style-name="Preformatted_20_Text">
      <style:paragraph-properties fo:margin-top="0in" fo:margin-bottom="0in" fo:padding="0in" fo:border="none"/>
    </style:style>
    <style:style style:name="P117" style:family="paragraph" style:parent-style-name="Preformatted_20_Text">
      <style:paragraph-properties fo:margin-top="0in" fo:margin-bottom="0in" fo:padding="0in" fo:border="none"/>
      <style:text-properties style:font-name="Ubuntu Mono" fo:font-size="10.3999996185303pt"/>
    </style:style>
    <style:style style:name="P118" style:family="paragraph" style:parent-style-name="Preformatted_20_Text">
      <style:paragraph-properties fo:margin-top="0in" fo:margin-bottom="0in" fo:padding="0in" fo:border="none"/>
      <style:text-properties fo:color="#0000ff" style:font-name="Ubuntu Mono" fo:font-size="10.3999996185303pt"/>
    </style:style>
    <style:style style:name="P119"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able_20_Contents">
      <style:text-properties fo:font-size="2pt" style:font-size-asian="2pt" style:font-size-complex="2pt"/>
    </style:style>
    <style:style style:name="P12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3" style:family="paragraph" style:parent-style-name="Heading_20_1">
      <style:text-properties style:font-name="Baskerville Old Face" fo:font-size="14pt" style:font-size-asian="14pt" style:font-size-complex="14pt"/>
    </style:style>
    <style:style style:name="P12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5" style:family="paragraph" style:parent-style-name="Heading_20_1">
      <style:paragraph-properties fo:break-before="page"/>
      <style:text-properties style:font-name="Baskerville Old Face" fo:font-size="18pt" style:font-size-asian="18pt" style:font-size-complex="18pt"/>
    </style:style>
    <style:style style:name="P126" style:family="paragraph" style:parent-style-name="Heading_20_1">
      <style:paragraph-properties fo:break-before="page"/>
      <style:text-properties style:font-name="Baskerville Old Face" fo:font-size="14pt" style:font-size-asian="14pt" style:font-size-complex="14pt"/>
    </style:style>
    <style:style style:name="P127" style:family="paragraph" style:parent-style-name="Heading_20_2">
      <style:text-properties style:font-name="Baskerville Old Face"/>
    </style:style>
    <style:style style:name="P128" style:family="paragraph" style:parent-style-name="Heading_20_2">
      <style:text-properties style:font-name="Baskerville Old Face" fo:font-size="12pt" style:font-size-asian="12pt" style:font-size-complex="12pt"/>
    </style:style>
    <style:style style:name="P129" style:family="paragraph" style:parent-style-name="Heading_20_2">
      <style:text-properties style:font-name="Baskerville Old Face" fo:font-size="14pt" style:font-size-asian="14pt" style:font-size-complex="14pt"/>
    </style:style>
    <style:style style:name="P13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32" style:family="paragraph" style:parent-style-name="Text_20_body">
      <style:text-properties style:font-name="Baskerville Old Face" fo:font-size="12pt" style:font-size-asian="12pt" style:font-size-complex="12pt"/>
    </style:style>
    <style:style style:name="P133" style:family="paragraph" style:parent-style-name="Text_20_body">
      <style:text-properties style:font-name="Baskerville Old Face" fo:font-size="10pt" fo:font-style="italic" style:font-size-asian="10pt" style:font-style-asian="italic" style:font-size-complex="10pt" style:font-style-complex="italic"/>
    </style:style>
    <style:style style:name="P134"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111111"/>
    </style:style>
    <style:style style:name="T14" style:family="text">
      <style:text-properties fo:color="#111111" fo:font-style="italic" style:font-style-asian="italic" style:font-style-complex="italic"/>
    </style:style>
    <style:style style:name="T15" style:family="text">
      <style:text-properties fo:color="#111111" fo:font-style="italic" fo:font-weight="bold" style:font-style-asian="italic" style:font-weight-asian="bold" style:font-style-complex="italic" style:font-weight-complex="bold"/>
    </style:style>
    <style:style style:name="T16" style:family="text">
      <style:text-properties fo:color="#111111" fo:font-style="normal" style:font-style-asian="normal" style:font-style-complex="normal"/>
    </style:style>
    <style:style style:name="T17" style:family="text">
      <style:text-properties fo:color="#111111" fo:font-style="normal" fo:font-weight="bold" style:font-style-asian="normal" style:font-weight-asian="bold" style:font-style-complex="normal" style:font-weight-complex="bold"/>
    </style:style>
    <style:style style:name="T18" style:family="text">
      <style:text-properties fo:color="#111111" style:font-name="Lucida Console" fo:font-size="10pt"/>
    </style:style>
    <style:style style:name="T19" style:family="text">
      <style:text-properties fo:color="#111111" style:font-size-asian="12pt" style:font-size-complex="12pt"/>
    </style:style>
    <style:style style:name="T20" style:family="text">
      <style:text-properties style:font-name="Baskerville Old Face"/>
    </style:style>
    <style:style style:name="T21" style:family="text">
      <style:text-properties style:font-name="Baskerville Old Face" fo:font-size="12pt" style:font-size-asian="12pt" style:font-size-complex="12pt"/>
    </style:style>
    <style:style style:name="T22" style:family="text">
      <style:text-properties style:font-name="Baskerville Old Face" fo:font-size="12pt" fo:font-weight="bold" style:font-size-asian="12pt" style:font-weight-asian="bold" style:font-size-complex="12pt" style:font-weight-complex="bold"/>
    </style:style>
    <style:style style:name="T23" style:family="text">
      <style:text-properties style:font-name="Baskerville Old Face" fo:font-size="12pt" fo:font-weight="normal" style:font-size-asian="12pt" style:font-weight-asian="normal" style:font-size-complex="12pt" style:font-weight-complex="normal"/>
    </style:style>
    <style:style style:name="T24" style:family="text">
      <style:text-properties style:font-name="Baskerville Old Face" fo:font-size="12pt" fo:font-style="italic" style:font-size-asian="12pt" style:font-style-asian="italic" style:font-size-complex="12pt" style:font-style-complex="italic"/>
    </style:style>
    <style:style style:name="T25"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Baskerville Old Face" fo:font-size="12pt" fo:font-style="normal" style:font-size-asian="12pt" style:font-style-asian="normal" style:font-size-complex="12pt" style:font-style-complex="normal"/>
    </style:style>
    <style:style style:name="T27" style:family="text">
      <style:text-properties style:font-name="Baskerville Old Face" fo:font-size="10pt" style:font-size-asian="10pt" style:font-size-complex="10pt"/>
    </style:style>
    <style:style style:name="T28" style:family="text">
      <style:text-properties style:font-name="Baskerville Old Face" fo:font-size="10pt" fo:font-style="italic" style:font-size-asian="10pt" style:font-style-asian="italic" style:font-size-complex="10pt" style:font-style-complex="italic"/>
    </style:style>
    <style:style style:name="T29" style:family="text">
      <style:text-properties fo:font-size="32pt" style:font-size-asian="32pt" style:font-size-complex="32pt"/>
    </style:style>
    <style:style style:name="T30" style:family="text">
      <style:text-properties fo:color="#000000"/>
    </style:style>
    <style:style style:name="T31" style:family="text">
      <style:text-properties fo:color="#000000" fo:font-style="normal" style:font-style-asian="normal" style:font-style-complex="normal"/>
    </style:style>
    <style:style style:name="T32" style:family="text">
      <style:text-properties fo:color="#000000" style:font-name="Lucida Console" fo:font-size="10pt"/>
    </style:style>
    <style:style style:name="T33" style:family="text">
      <style:text-properties fo:color="#000000" fo:font-size="12pt" fo:font-weight="bold" style:font-size-asian="12pt" style:font-weight-asian="bold" style:font-size-complex="12pt" style:font-weight-complex="bold"/>
    </style:style>
    <style:style style:name="T34" style:family="text">
      <style:text-properties fo:color="#000000" fo:font-size="12pt" style:font-size-asian="12pt" style:font-size-complex="12pt"/>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color="#4b1f6f"/>
    </style:style>
    <style:style style:name="T37" style:family="text">
      <style:text-properties fo:font-weight="bold" style:font-weight-asian="bold" style:font-weight-complex="bold"/>
    </style:style>
    <style:style style:name="T38" style:family="text">
      <style:text-properties style:font-name="Lucida Console" fo:font-size="10pt"/>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color="#0000ff"/>
    </style:style>
    <style:style style:name="T42" style:family="text">
      <style:text-properties fo:color="#0000ff" fo:font-style="normal" style:font-style-asian="normal" style:font-style-complex="normal"/>
    </style:style>
    <style:style style:name="T43" style:family="text">
      <style:text-properties fo:color="#0000ff" fo:font-style="normal" fo:font-weight="normal" style:font-style-asian="normal" style:font-weight-asian="normal" style:font-style-complex="normal" style:font-weight-complex="normal"/>
    </style:style>
    <style:style style:name="T44" style:family="text">
      <style:text-properties fo:color="#0000ff" style:font-size-asian="12pt" style:font-size-complex="12pt"/>
    </style:style>
    <style:style style:name="T45" style:family="text">
      <style:text-properties style:use-window-font-color="true" style:font-name="Baskerville Old Face" fo:font-size="14pt" fo:font-weight="bold" style:font-size-asian="14pt" style:font-weight-asian="bold" style:font-size-complex="14pt" style:font-weight-complex="bold"/>
    </style:style>
    <style:style style:name="T46" style:family="text">
      <style:text-properties style:use-window-font-color="true" style:font-name="Baskerville Old Face1" fo:font-size="12pt" fo:font-weight="normal" style:font-size-asian="12pt" style:font-weight-asian="normal" style:font-size-complex="12pt" style:font-weight-complex="normal"/>
    </style:style>
    <style:style style:name="T47" style:family="text">
      <style:text-properties style:use-window-font-color="true" style:font-name="Baskerville Old Face1" fo:font-size="12pt" fo:font-weight="bold" style:font-size-asian="12pt" style:font-weight-asian="bold" style:font-size-complex="12pt" style:font-weight-complex="bold"/>
    </style:style>
    <style:style style:name="T48" style:family="text">
      <style:text-properties style:use-window-font-color="true" fo:font-weight="normal" style:font-weight-asian="normal" style:font-weight-complex="normal"/>
    </style:style>
    <style:style style:name="T49"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1" style:family="text">
      <style:text-properties fo:font-variant="normal" fo:text-transform="none" fo:color="#303336" style:font-name="Baskerville Old Face1" fo:letter-spacing="normal" fo:font-style="normal" fo:background-color="#eff0f1"/>
    </style:style>
    <style:style style:name="T52"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3"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4"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5" style:family="text">
      <style:text-properties fo:font-variant="normal" fo:text-transform="none" fo:letter-spacing="normal" fo:font-style="normal" fo:font-weight="normal"/>
    </style:style>
    <style:style style:name="T56" style:family="text">
      <style:text-properties style:font-size-asian="12pt" style:font-size-complex="12pt"/>
    </style:style>
    <style:style style:name="T57" style:family="text">
      <style:text-properties style:font-name="Baskerville Old Face1"/>
    </style:style>
    <style:style style:name="T58" style:family="text">
      <style:text-properties style:font-name="Baskerville Old Face1" style:font-size-asian="12pt" style:font-size-complex="12pt"/>
    </style:style>
    <style:style style:name="T59" style:family="text">
      <style:text-properties style:font-name="Baskerville Old Face1" fo:font-size="12pt" style:font-size-asian="12pt" style:font-size-complex="12pt"/>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8pt" style:font-size-asian="8pt" style:font-size-complex="8pt"/>
    </style:style>
    <style:style style:name="T63" style:family="text">
      <style:text-properties style:font-name="Times New Roman4" fo:font-size="12pt" fo:font-style="italic" style:font-size-asian="12pt" style:font-style-asian="italic" style:font-size-complex="12pt" style:font-style-complex="italic"/>
    </style:style>
    <style:style style:name="T64"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text:span text:style-name="T29">uRProgramming</text:span><text:span text:style-name="T1"><text:line-break/><text:line-break/>By</text:span></text:p>
      <text:p text:style-name="P84"/>
      <text:p text:style-name="P85"><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112"><text:s/>1 Introduction<text:tab/>4</text:p>
          <text:p text:style-name="P112"><text:s/>2 Environment Setup for R programming Developers<text:tab/>4</text:p>
          <text:p text:style-name="P111"><text:s/>2.1 <text:s/>Environment setup<text:tab/>4</text:p>
          <text:p text:style-name="P111"><text:s/>2.2 <text:s/>Using Version Control System<text:tab/>4</text:p>
          <text:p text:style-name="P111"><text:s/>2.3 Using IDE to develop R scripts<text:tab/>4</text:p>
          <text:p text:style-name="P111"><text:s/>2.4 Writing functions<text:tab/>4</text:p>
          <text:p text:style-name="P111"><text:s/>2.5 Create R package System<text:tab/>4</text:p>
          <text:p text:style-name="P112"><text:s/>3 Simple Data Types and Objects<text:tab/>5</text:p>
          <text:p text:style-name="P112"><text:s/>4 Control Structures<text:tab/>7</text:p>
          <text:p text:style-name="P111"><text:s/>4.1 If statements<text:tab/>7</text:p>
          <text:p text:style-name="P111"><text:s/>4.2 If then Else statements<text:tab/>9</text:p>
          <text:p text:style-name="P111"><text:s/>4.3 Switch statements<text:tab/>9</text:p>
          <text:p text:style-name="P112"><text:s/>5 Loop Structures<text:tab/>11</text:p>
          <text:p text:style-name="P111"><text:s/>5.1 For loop<text:tab/>11</text:p>
          <text:p text:style-name="P111"><text:s/>5.2 While loop<text:tab/>11</text:p>
          <text:p text:style-name="P112"><text:s/>6 Data Structures<text:tab/>13</text:p>
          <text:p text:style-name="P111"><text:s/>6.1 Data Frame<text:tab/>15</text:p>
          <text:p text:style-name="P111"><text:s/>6.2 Vector<text:tab/>16</text:p>
          <text:p text:style-name="P111"><text:s/>6.3 Matrix<text:tab/>17</text:p>
          <text:p text:style-name="P111"><text:s/>6.4 List<text:tab/>17</text:p>
          <text:p text:style-name="P112"><text:s/>7 Simple Statistical Analysis<text:tab/>18</text:p>
          <text:p text:style-name="P112"><text:s/>8 Graphic Outputs<text:tab/>20</text:p>
          <text:p text:style-name="P112"><text:s/>9 Simple Table Outputs<text:tab/>20</text:p>
          <text:p text:style-name="P112"><text:s/>10 Reference<text:tab/>20</text:p>
        </text:index-body>
      </text:table-of-content>
      <text:p text:style-name="P18"/>
      <text:p text:style-name="P18"/>
      <text:p text:style-name="P18"/>
      <text:p text:style-name="P29"/>
      <text:p text:style-name="P72">Acknowledgements</text:p>
      <text:p text:style-name="Text_20_body"><text:tab/><text:span text:style-name="T21">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5"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22" text:outline-level="1"><text:soft-page-break/>Environment Setup for R programming Developers</text:h>
      <text:h text:style-name="Heading_20_2" text:outline-level="2"><text:s/><text:span text:style-name="T20">Environment setup</text:span></text:h>
      <text:p text:style-name="P71"><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1">The portion of code snippets can be selected and run as shown here.</text:p>
      <text:p text:style-name="P71"><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1">The results of the R scripts <text:s/>can be seen in the console panel of the R studio.</text:p>
      <text:p text:style-name="P71"/>
      <text:p text:style-name="P71"><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82"/>
      <text:p text:style-name="P5">&lt;&lt;environment, <text:s/>echo=FALSE, results=xml&gt;&gt;=</text:p>
      <text:p text:style-name="P5"/>
      <text:p text:style-name="P75">odfTable(pkgVersions("data frame"))</text:p>
      <text:p text:style-name="P77">@</text:p>
      <text:p text:style-name="P77"/>
      <text:p text:style-name="Preformatted_20_Text"><text:span text:style-name="Source_20_Text"><text:span text:style-name="T21">A simple function demonstrates the usage of</text:span></text:span><text:span text:style-name="Source_20_Text"><text:span text:style-name="T24"> ls,</text:span></text:span><text:span text:style-name="Source_20_Text"><text:span text:style-name="T26"> and next line shows how to get current directories and files. </text:span></text:span><text:span text:style-name="Source_20_Text"><text:span text:style-name="T21"><text:s/></text:span></text:span></text:p>
      <text:p text:style-name="P74"><text:span text:style-name="Source_20_Text"><text:span text:style-name="T21">&lt;&lt;environmentl&gt;&gt;=</text:span></text:span></text:p>
      <text:p text:style-name="P78">environment("ls")</text:p>
      <text:p text:style-name="P78">cat("Current Working Dir \n",getwd())</text:p>
      <text:p text:style-name="P3">@</text:p>
      <text:p text:style-name="P2"/>
      <text:h text:style-name="Heading_20_2" text:outline-level="2"><text:s/><text:span text:style-name="T20">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1">“git clone https://otles@bitbucket.org/otles/r_repo”</text:span>.</text:p>
      <text:p text:style-name="P28">This command will clone<text:span text:style-name="T61"> “r-repo”</text:span> into the current directory.</text:p>
      <text:p text:style-name="P28"><text:tab/><text:span text:style-name="T60"><text:tab/></text:span><text:span text:style-name="T62">$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1">One can see, the checked out version of the files by going into the folder <text:span text:style-name="T61">“cd r_repo”</text:span>. Type following command <text:span text:style-name="T61">“git checkout”</text:span> to see the directory is up to date or not.</text:p>
      <text:p text:style-name="P28"><text:span text:style-name="T2"><text:tab/><text:tab/></text:span><text:span text:style-name="T62">$ git checkout </text:span></text:p>
      <text:p text:style-name="P40"><text:tab/><text:tab/><text:tab/>Your branch is up-to-date with 'origin/master'. </text:p>
      <text:p text:style-name="P50"><text:span text:style-name="T20">We can also checkout different branch by defining the branch name </text:span><text:span text:style-name="T27">“</text:span><text:span text:style-name="T28">git clone -b branchName repoName”.</text:span><text:span text:style-name="T27"> </text:span></text:p>
      <text:p text:style-name="P40"><text:tab/><text:tab/>$ git clone -b ubuntu https://otles@bitbucket.org/otles/r_repo.git<text:tab/><text:tab/></text:p>
      <text:p text:style-name="Text_20_body"><text:tab/><text:tab/><text:span text:style-name="T21"><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3">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9"><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9">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20"><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3">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3">Figure 2.8:</text:span><text:span text:style-name="T63">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3">Figure 2.9:</text:span><text:span text:style-name="T63">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7" text:outline-level="2">Using IDE to develop R scripts</text:h>
      <text:p text:style-name="Text_20_body"><text:span text:style-name="T20"><text:tab/>Using IDE like </text:span><text:span text:style-name="T57">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1"><text:tab/>In the following sections, we will demonstrate how we we utilized R-studio in terms of writing R codes, running the R-scripts, creating and building packages. <text:s/></text:p>
      <text:h text:style-name="P127" text:outline-level="2">Writing functions</text:h>
      <text:p text:style-name="P28"><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8"><text:tab/><text:span text:style-name="T7">#this function computes air density air based on Temperature (K), Pressure (mb) </text:span></text:p>
      <text:p text:style-name="P41"><text:tab/><text:span text:style-name="T60">#using ideal gas law </text:span></text:p>
      <text:p text:style-name="P42"><text:tab/>#</text:p>
      <text:p text:style-name="P42"><text:tab/>airdensity&lt;-function(temp=temp, pres=pres) {</text:p>
      <text:p text:style-name="P42"><text:tab/>#using hydrostatic equation we can approximate the thicknes of the</text:p>
      <text:p text:style-name="P42"><text:tab/>#atmosphere as m</text:p>
      <text:p text:style-name="P42"><text:soft-page-break/><text:tab/> <text:s/>#temp as K and pressure as mb</text:p>
      <text:p text:style-name="P42"><text:s/><text:tab/> Rd=287.04 # Gas constant for dry air m^2/(s^2 K)</text:p>
      <text:p text:style-name="P42"><text:tab/> <text:s/>pres&lt;-pres*100 <text:s text:c="3"/>#converts from mb to pascal</text:p>
      <text:p text:style-name="P42"/>
      <text:p text:style-name="P42"><text:tab/> <text:s/>airdensity&lt;-pres/(Rd*temp)</text:p>
      <text:p text:style-name="P42"><text:s text:c="2"/></text:p>
      <text:p text:style-name="P42"><text:tab/>}</text:p>
      <text:p text:style-name="P35">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5">As readers can see here, using R functions makes the programming more modular and readable. <text:s/></text:p>
      <text:p text:style-name="P35"/>
      <table:table table:name="Table2" table:style-name="Table2">
        <table:table-column table:style-name="Table2.A"/>
        <table:table-row>
          <table:table-cell table:style-name="Table2.A1" office:value-type="string">
            <text:p text:style-name="P57"><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1"/>
                </table:table-cell>
              </table:table-row>
            </table:table>
            <text:p text:style-name="Table_20_Contents"/>
            <text:p text:style-name="Table_20_Contents"/>
            <text:p text:style-name="P56"><text:bookmark text:name="rstudio_console_output18"/>&gt; airdensity</text:p>
            <text:p text:style-name="P58">function(temp=temp, pres=pres) {</text:p>
            <text:p text:style-name="P117">#using hydrostatic equation we can approximate the thicknes of the</text:p>
            <text:p text:style-name="P117">#atmosphere as m</text:p>
            <text:p text:style-name="P116"><text:s text:c="2"/><text:span text:style-name="T64">#temp as K and pressure as mb</text:span></text:p>
            <text:p text:style-name="P116"><text:s text:c="2"/><text:span text:style-name="T64">Rd=287.04 # Gas constant for dry air m^2/s^2 K</text:span></text:p>
            <text:p text:style-name="P116"><text:s text:c="2"/><text:span text:style-name="T64">pres&lt;-pres*100 <text:s text:c="3"/>#converts to pascal</text:span></text:p>
            <text:p text:style-name="P116"/>
            <text:p text:style-name="P116"><text:s text:c="2"/><text:span text:style-name="T64">airdensity&lt;-pres/(Rd*temp)</text:span></text:p>
            <text:p text:style-name="P116"><text:s text:c="2"/></text:p>
            <text:p text:style-name="P117">}</text:p>
            <text:p text:style-name="P56"><text:bookmark text:name="rstudio_console_output19"/>&gt; airdensity(313, 1001)</text:p>
            <text:p text:style-name="P118">&gt; rho&lt;-airdensity(313, 1001)</text:p>
            <text:p text:style-name="P118">&gt; rho</text:p>
            <text:p text:style-name="P58">[1] 1.114159</text:p>
            <text:p text:style-name="P115">&gt; </text:p>
            <text:p text:style-name="Table_20_Contents"/>
          </table:table-cell>
        </table:table-row>
        <table:table-row>
          <table:table-cell table:style-name="Table2.A1" office:value-type="string">
            <text:p text:style-name="Table_20_Contents"/>
          </table:table-cell>
        </table:table-row>
      </table:table>
      <text:h text:style-name="P127" text:outline-level="2" text:is-list-header="true"/>
      <text:h text:style-name="P127" text:outline-level="2">Create R package System</text:h>
      <text:p text:style-name="P28"/>
      <text:p text:style-name="Text_20_body"><text:span text:style-name="T20"><text:tab/>In order to build R package, Rtools needs to be installed (Reference) for windows and Linux. <text:s/></text:span><text:span text:style-name="T21">Windows installation requires downloading Rtools.exe for the R version. <text:s/>The determining version of R can be found by</text:span><text:span text:style-name="T26"> typing</text:span><text:span text:style-name="T24"> “version” </text:span><text:span text:style-name="T26">in</text:span><text:span text:style-name="T24"> </text:span><text:span text:style-name="T21">R shell window. </text:span></text:p>
      <text:p text:style-name="P31"><text:soft-page-break/><text:tab/>In order to build package, following folders needed with necessary files.</text:p>
      <text:p text:style-name="P31"/>
      <text:p text:style-name="P31"><draw:frame draw:style-name="fr7" draw:name="graphics13" text:anchor-type="paragraph" svg:width="5.1043in" svg:height="7.7083in" draw:z-index="15"><draw:image xlink:href="Pictures/10000000000001EA000002E49A007414.png" xlink:type="simple" xlink:show="embed" xlink:actuate="onLoad"/></draw:frame></text:p>
      <text:p text:style-name="P31"><text:tab/>Fig. 2.9<text:span text:style-name="T7"> The folder structure and <text:s/>the necessary files to build <text:tab/><text:tab/><text:tab/>URProgramming package.</text:span></text:p>
      <text:p text:style-name="P31">The uRProgramming package can be build using following command </text:p>
      <text:p text:style-name="P31"><text:soft-page-break/><text:span text:style-name="T7">“R CMD build uRProgramming”</text:span> in the linux/UNIX type system, and windows command line is pretty similar to that. One can build the package using using Rstudio see Fig. 2.10. </text:p>
      <text:p text:style-name="P37"><draw:frame draw:style-name="fr7" draw:name="graphics14" text:anchor-type="paragraph" svg:width="6.6264in" svg:height="2.9972in" draw:z-index="16"><draw:image xlink:href="Pictures/10000000000002F30000015087D2E9AF.png" xlink:type="simple" xlink:show="embed" xlink:actuate="onLoad"/></draw:frame>Figure 2.10. The package is build build option in R Studio</text:p>
      <text:p text:style-name="P37"><text:tab/>Show them how to build package from GUI.</text:p>
      <text:p text:style-name="P35">As it is shown here, building R-package is not trivial, it requires package functions and also corresponding document files. </text:p>
      <text:p text:style-name="P35"><text:tab/>In the next section, we will go into<text:span text:style-name="T9"> R</text:span> language details.</text:p>
      <text:h text:style-name="P123"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6"><text:bookmark text:name="rstudio_console_output"/>cat(“library(uRProgramming)”)</text:p>
      <text:p text:style-name="P86">cat(“dataTypes(24)”)</text:p>
      <text:p text:style-name="P86">cat(“dataTypes('ali')”)</text:p>
      <text:p text:style-name="P86">cat(“dataTypes(T)”)</text:p>
      <text:p text:style-name="P86">cat(“a&lt;-as.integer(24)”)</text:p>
      <text:p text:style-name="P86">cat(“dataTypes(a)”)</text:p>
      <text:p text:style-name="P86"/>
      <text:p text:style-name="P86"><text:soft-page-break/>cat(“standard output from above lines”)</text:p>
      <text:p text:style-name="P86">library(uRProgramming)</text:p>
      <text:p text:style-name="P86">dataTypes(24)</text:p>
      <text:p text:style-name="P86">dataTypes("ali")</text:p>
      <text:p text:style-name="P86">dataTypes(T)</text:p>
      <text:p text:style-name="P86">a&lt;-as.integer(24)</text:p>
      <text:p text:style-name="P86">dataTypes(a)</text:p>
      <text:p text:style-name="P86"/>
      <text:p text:style-name="P31">@</text:p>
      <text:p text:style-name="P31"/>
      <text:p text:style-name="P31"><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oft-page-break/><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5"/>
      <text:p text:style-name="P87">source('/home/zekai/R_workspace/r_repo/test/testDataTypes.R')</text:p>
      <text:p text:style-name="P87"/>
      <text:p text:style-name="P31">@<text:tab/></text:p>
      <text:p text:style-name="P31"><text:soft-page-break/></text:p>
      <text:p text:style-name="P31">Source the above program, and run the program (testDataTypes())</text:p>
      <text:p text:style-name="P31">&lt;&lt;dataType3,echo=FALSE&gt;&gt;=</text:p>
      <text:p text:style-name="P31">#use readr package</text:p>
      <text:p text:style-name="P45"/>
      <text:p text:style-name="P87">myString&lt;-read_file('/home/zekai/R_workspace/r_repo/test/testDataTypes.R')</text:p>
      <text:p text:style-name="P87"/>
      <text:p text:style-name="P87">#readLines('/home/zekai/R_workspace/r_repo/test/testDataTypes.R')</text:p>
      <text:p text:style-name="P87">#this works, please uncomment following line</text:p>
      <text:p text:style-name="P87">#cat(myString)</text:p>
      <text:p text:style-name="P31"><text:s text:c="3"/>testDataTypes()</text:p>
      <text:p text:style-name="P31">@</text:p>
      <text:h text:style-name="P123" text:outline-level="1">Control Structures</text:h>
      <text:p text:style-name="P31"/>
      <text:p text:style-name="P31"><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31"><text:tab/>In the following sections, the usage of <text:s/><text:span text:style-name="T7">if </text:span><text:span text:style-name="T11"><text:s/>block will be explained with examples. The samples should help reader to solidify the understand </text:span><text:span text:style-name="T12">if</text:span><text:span text:style-name="T11"> control structures.</text:span></text:p>
      <text:h text:style-name="P128"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9">cat(“x&lt;-c(0,3,6,9,12,15,18,21,24)”)</text:p>
      <text:p text:style-name="P109">x&lt;-c(0,3,6,9,12,15,18,21,24)</text:p>
      <text:p text:style-name="P108">cat(“if(x[which(x==6)]==6){iFound&lt;-TRUE}”)</text:p>
      <text:p text:style-name="P108">if(x[which(x==6)]==6){iFound&lt;-TRUE}</text:p>
      <text:p text:style-name="P59">cat(“print(iFound)”)</text:p>
      <text:p text:style-name="P59">print(iFound)</text:p>
      <text:p text:style-name="P31">@</text:p>
      <text:p text:style-name="P31"/>
      <text:p text:style-name="P31"><text:tab/>In the above example, which finds the index number for the value. <text:s/>The <text:soft-page-break/>usage of <text:span text:style-name="T37"><text:s/></text:span><text:span text:style-name="T9">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80"><text:span text:style-name="Strong_20_Emphasis"><text:span text:style-name="T21">Operator</text:span></text:span></text:p>
          </table:table-cell>
          <table:table-cell table:style-name="Table1.A1" office:value-type="string">
            <text:p text:style-name="P80"><text:span text:style-name="Strong_20_Emphasis"><text:span text:style-name="T21">Description</text:span></text:span></text:p>
          </table:table-cell>
        </table:table-row>
        <table:table-row>
          <table:table-cell table:style-name="Table1.A1" office:value-type="string">
            <text:p text:style-name="P80"><text:span text:style-name="Strong_20_Emphasis"><text:span text:style-name="T21">==</text:span></text:span></text:p>
          </table:table-cell>
          <table:table-cell table:style-name="Table1.A1" office:value-type="string">
            <text:p text:style-name="P81">Equal to</text:p>
          </table:table-cell>
        </table:table-row>
        <table:table-row>
          <table:table-cell table:style-name="Table1.A1" office:value-type="string">
            <text:p text:style-name="P81">!=</text:p>
          </table:table-cell>
          <table:table-cell table:style-name="Table1.A1" office:value-type="string">
            <text:p text:style-name="P81">Not equal to</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than</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or equal to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than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or equal to </text:p>
          </table:table-cell>
        </table:table-row>
        <table:table-row>
          <table:table-cell table:style-name="Table1.A1" office:value-type="string">
            <text:p text:style-name="P81">&amp;</text:p>
          </table:table-cell>
          <table:table-cell table:style-name="Table1.A1" office:value-type="string">
            <text:p text:style-name="P81">And</text:p>
          </table:table-cell>
        </table:table-row>
        <table:table-row>
          <table:table-cell table:style-name="Table1.A1" office:value-type="string">
            <text:p text:style-name="P81">|</text:p>
          </table:table-cell>
          <table:table-cell table:style-name="Table1.A1" office:value-type="string">
            <text:p text:style-name="P81">Or</text:p>
          </table:table-cell>
        </table:table-row>
      </table:table>
      <text:p text:style-name="P31"/>
      <text:p text:style-name="P31"><text:tab/>Following code snippet is simple example of how to use logical operators. The first example shows<text:span text:style-name="T7"> equal</text:span>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3">cat(“if(demDat[indx,2] &lt;=25 )demDat[indx,2]&lt;-'Y' “)</text:p>
      <text:p text:style-name="P43"/>
      <text:p text:style-name="P43">cat(“\nEx.3”)</text:p>
      <text:p text:style-name="P43">cat(“ if(demDat[indx,2] &gt; 50 ) {demDat[indx,2]&lt;-'O'} “)</text:p>
      <text:p text:style-name="P43"/>
      <text:p text:style-name="P43">cat(“\nEx.4”)</text:p>
      <text:p text:style-name="P43">cat(“if(demDat[indx,2] &gt; 25 &amp; demDat[indx,2] &lt;=50 )demDat[indx,2]&lt;-'M' “)</text:p>
      <text:p text:style-name="P43"/>
      <text:p text:style-name="P31">@</text:p>
      <text:h text:style-name="P128" text:outline-level="2"><text:soft-page-break/>If then Else statements</text:h>
      <text:p text:style-name="P31"/>
      <text:p text:style-name="P31"><text:tab/>The “If then else block” is used when comparison expected to yield either true or false result.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Here is a simple code snippet demonstrates<text:span text:style-name="T9"> if conditional</text:span> block.</text:p>
      <text:p text:style-name="P31"/>
      <text:p text:style-name="P42"><text:tab/>if(onePlot)</text:p>
      <text:p text:style-name="P42"><text:tab/>{</text:p>
      <text:p text:style-name="P42"><text:tab/><text:tab/> <text:s/>iSelect=1</text:p>
      <text:p text:style-name="P42"><text:s text:c="2"/><text:tab/>else{</text:p>
      <text:p text:style-name="P42"><text:s text:c="4"/><text:tab/><text:tab/>iSelect=2</text:p>
      <text:p text:style-name="P42"><text:s text:c="2"/><text:tab/>}</text:p>
      <text:p text:style-name="P19">In the above code snippet, if the value of onePlot is true, the variable <text:span text:style-name="T9">iSelect</text:span> will be equal to 1. The <text:s/><text:span text:style-name="T9">iSelect</text:span> will be equal to 2 when the value of onePlot is false.</text:p>
      <text:p text:style-name="P5"/>
      <text:h text:style-name="P128" text:outline-level="2">Switch statements</text:h>
      <text:p text:style-name="P7"/>
      <text:p text:style-name="P31"><text:tab/>One can use switch statement for multiple option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3">s</text:span><text:span text:style-name="T13">witch(3,1.5,2,300,4)</text:span><text:span text:style-name="T13"><text:tab/></text:span></text:p>
      <text:p text:style-name="P44"><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2">myString&lt;-read_file('<text:span text:style-name="T41">/</text:span><text:span text:style-name="T30">home/zekai/R_workspace</text:span>/r_repo/test/usingSwitch.R')</text:p>
      <text:p text:style-name="P92"><text:soft-page-break/>cat(myString)</text:p>
      <text:p text:style-name="P92"/>
      <text:p text:style-name="P92">source('<text:span text:style-name="T41">/</text:span><text:span text:style-name="T30">home/zekai/R_workspace</text:span>/r_repo/test/usingSwitch.R')</text:p>
      <text:p text:style-name="P92"/>
      <text:p text:style-name="P31">@</text:p>
      <text:p text:style-name="P31">&lt;&lt;switch3,echo=TRUE&gt;&gt;=</text:p>
      <text:p text:style-name="P92"/>
      <text:p text:style-name="P92"><text:bookmark text:name="rstudio_console_output51"/>x&lt;-seq(1,100,by=10.011)</text:p>
      <text:p text:style-name="P31">x</text:p>
      <text:p text:style-name="P55"><text:bookmark text:name="rstudio_console_output6"/>xC&lt;-usingSwitch(x,"character")</text:p>
      <text:p text:style-name="P55">xC</text:p>
      <text:p text:style-name="P55"><text:bookmark text:name="rstudio_console_output7"/>xI&lt;-usingSwitch(x,"integer")</text:p>
      <text:p text:style-name="P55">xI</text:p>
      <text:p text:style-name="P44"/>
      <text:p text:style-name="P31">@</text:p>
      <text:h text:style-name="P126"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28"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29"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26" text:outline-level="1">Data Structures</text:h>
      <text:p text:style-name="Text_20_body"><text:tab/><text:span text:style-name="T20">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20"><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92">myString&lt;-read_file('<text:span text:style-name="T41">/home/zekai/R_workspace/</text:span>r_repo/test/insertData.R')</text:p>
      <text:p text:style-name="P92">cat(myString)</text:p>
      <text:p text:style-name="P93">source('<text:span text:style-name="T41">/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30">INSERT INTO <text:s/>airquality VALUES(,,,,)</text:span>”.</text:p>
      <text:p text:style-name="P28"/>
      <text:p text:style-name="Text_20_body"/>
      <text:p text:style-name="P6"/>
      <text:p text:style-name="P6">&lt;&lt;dataStruc2,echo=TRUE&gt;&gt;=</text:p>
      <text:p text:style-name="P92">insertData()</text:p>
      <text:p text:style-name="P92">results&lt;-dbSendQuery(con, "SELECT * FROM airquality")</text:p>
      <text:p text:style-name="P92">dataFrm&lt;-dbFetch(results,)</text:p>
      <text:p text:style-name="P93"/>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4">dbFetch(results,</text:span><text:span text:style-name="T13">) function from the RMySQL library. <text:s/>The i</text:span><text:span text:style-name="T14">nsertData </text:span><text:span text:style-name="T13">function is configured so the records will only inserted when there is no data in the table. </text:span><text:span text:style-name="T13">Here, we introduced the basic functionality of database in R. Similar to</text:span><text:span text:style-name="T14"> insert and select</text:span><text:span text:style-name="T13"> , </text:span><text:span text:style-name="T14">update</text:span><text:span text:style-name="T13">, </text:span><text:span text:style-name="T14">truncate</text:span><text:span text:style-name="T13">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p>
      <text:p text:style-name="P51"><text:soft-page-break/>&lt;&lt;pict1,echo=FALSE,results=xml,fig=FALSE&gt;&gt;=</text:p>
      <text:p text:style-name="P51">odfFigureCaption(“MySQL screen shot showing the table and querries”,label=”Figure”)</text:p>
      <text:p text:style-name="P51">@</text:p>
      <text:p text:style-name="P51"/>
      <text:p text:style-name="P51"><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51"/>
      <text:p text:style-name="P51"/>
      <text:p text:style-name="P51"/>
      <text:p text:style-name="P51">read.csv(file="/home/zekai/R_workspace/r_repo/externalData/airquality.csv",header=TRUE,sep=",")</text:p>
      <text:p text:style-name="P51"/>
      <text:p text:style-name="P51"/>
      <text:p text:style-name="P51">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30" text:outline-level="2">Data Frame</text:h>
      <text:p text:style-name="P6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7">str( name of data frame object)</text:span> as shown in the the following example </text:p>
      <text:p text:style-name="P66"><text:s/><text:span text:style-name="T15">str(dataFrm).</text:span></text:p>
      <text:p text:style-name="P66"><text:span text:style-name="T16">The statement gives the structure of data, name of data variables and also type of variable stored. <text:s/>As seen in the example, air quality data store Ozone, Solar.R, <text:s/>Temp, Month, Day variables as </text:span><text:span text:style-name="T17">int</text:span><text:span text:style-name="T16"> and wind as </text:span><text:span text:style-name="T17">num</text:span><text:span text:style-name="T16">. These variables can be changed using casting as <text:s/>we shown earlier in Simple Data Type section. We can figure out the data stored in a <text:s/>data frame using existing function </text:span><text:span text:style-name="T17">dim</text:span><text:span text:style-name="T16"> in R base </text:span><text:soft-page-break/><text:span text:style-name="T16">functions, </text:span><text:span text:style-name="T17">colnames</text:span><text:span text:style-name="T16"> <text:s/>(again from R base functions) refers the variable names stored in data structures. The </text:span><text:span text:style-name="T17">View</text:span><text:span text:style-name="T16"> function R util functions can display the data frame contents so we can have some idea about the data. The following section </text:span></text:p>
      <text:p text:style-name="P68">View(dataFrm[1:4,])</text:p>
      <text:p text:style-name="P67">is displaying the data from the first through fourth row in dataFrm.</text:p>
      <text:p text:style-name="ttBlue">results&lt;-dbSendQuery(con, "SELECT * FROM airquality")</text:p>
      <text:p text:style-name="ttBlue">dataFrm&lt;-dbFetch(results)</text:p>
      <text:p text:style-name="P110">the results from select assigned to dataFrm. The dataFrm has following structure</text:p>
      <text:p text:style-name="P6">&lt;&lt;dataFrm,echo=FALSE&gt;&gt;=</text:p>
      <text:p text:style-name="P6">cat(“<text:span text:style-name="T13">str(dataFrm)”)</text:span></text:p>
      <text:p text:style-name="P92">str(dataFrm)</text:p>
      <text:p text:style-name="P92">cat(“<text:span text:style-name="T36">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0">@</text:p>
      <text:p text:style-name="P66"/>
      <text:h text:style-name="P130" text:outline-level="2">Vector</text:h>
      <text:p text:style-name="P6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63">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0">@</text:p>
      <text:p text:style-name="P66">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8"><text:bookmark text:name="rstudio_console_output1"/>c<text:span text:style-name="T30">at(“dataFrm$Month[dataFrm$Temp==80]”)</text:span></text:p>
      <text:p text:style-name="P11">cat(“length(<text:span text:style-name="T38">dataFrm$Month[dataFrm$Temp==80])”)</text:span></text:p>
      <text:p text:style-name="P12"/>
      <text:p text:style-name="P64">dataFrm$Month[dataFrm$Temp==80]</text:p>
      <text:p text:style-name="P64">length(dataFrm$Month[dataFrm$Temp==80])</text:p>
      <text:p text:style-name="P60">@</text:p>
      <text:p text:style-name="P61"><text:span text:style-name="T40">The </text:span>which, <text:span text:style-name="T40">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9"><text:bookmark text:name="rstudio_console_output11"/><text:span text:style-name="T11">c</text:span><text:span text:style-name="T31">at(“which(dataFrm$Temp==80)”)</text:span></text:p>
      <text:p text:style-name="P96"/>
      <text:p text:style-name="P96">which(dataFrm$Temp==80)</text:p>
      <text:p text:style-name="P62">@</text:p>
      <text:h text:style-name="P131" text:outline-level="2">Matrix</text:h>
      <text:p text:style-name="P65"><text:span text:style-name="T21"><text:tab/>The matrix is available in R to store two dimensional </text:span><text:span text:style-name="T22">array </text:span><text:span text:style-name="T21">in a matrix </text:span><text:span text:style-name="T21">format. <text:s/>The discussion of matrix without </text:span><text:span text:style-name="T22">array</text:span><text:span text:style-name="T21"> will not be complete to understand data structures in </text:span><text:span text:style-name="T22">R</text:span><text:span text:style-name="T21"> programming. <text:s/>The array can store vector data in one, two or dimensional format. The vector data is stored without array bound information, but </text:span><text:span text:style-name="T22">array </text:span><text:span text:style-name="T21">and </text:span><text:span text:style-name="T22">matrix</text:span><text:span text:style-name="T21"> <text:s/>needs complete information about dimensions.</text:span></text:p>
      <text:p text:style-name="P65"><text:span text:style-name="T21"><text:tab/>The </text:span><text:span text:style-name="T22">array</text:span><text:span text:style-name="T21"> <text:s/>needs the information about data types and dimensions of the array. The </text:span><text:span text:style-name="T22">array</text:span><text:span text:style-name="T21"> <text:s/>stores one to many dimensional data. In the following example, <text:s/>row_names stored in a one dimensional <text:s/></text:span><text:span text:style-name="T22">array</text:span><text:span text:style-name="T21"> .</text:span></text:p>
      <text:p text:style-name="P70">row_Names&lt;-array("",dim=length(unique(dataFrm$Month)))</text:p>
      <text:p text:style-name="P69">Structure of <text:span text:style-name="T37">array </text:span>can be found using <text:span text:style-name="T37">str </text:span>from util package in R. The <text:span text:style-name="T37">str </text:span>function will give data types and dimension of the <text:span text:style-name="T37">array</text:span>. The following demonstrates how to use <text:span text:style-name="T37">str</text:span> function with <text:span text:style-name="T37">array</text:span>.</text:p>
      <text:p text:style-name="P70">strr(row_Names)</text:p>
      <text:p text:style-name="Text_20_body"><text:soft-page-break/>Another useful function to check whether data stored in array or not. If the data stored in an array, <text:span text:style-name="T8">is.array(row_Names</text:span><text:span text:style-name="T40">)</text:span> will return <text:span text:style-name="T7">TRUE</text:span>. <text:s/></text:p>
      <text:p text:style-name="P65"><text:span text:style-name="T21">The </text:span><text:span text:style-name="T22">matrix</text:span><text:span text:style-name="T21"> <text:s/>is a special case of </text:span><text:span text:style-name="T22">array </text:span><text:span text:style-name="T23">which</text:span><text:span text:style-name="T22"> </text:span><text:span text:style-name="T21">is <text:s/>a two dimensional data structure. <text:s/>The </text:span><text:span text:style-name="T22">matrix <text:s/></text:span><text:span text:style-name="T23">need data types, row and column dimensions.</text:span><text:span text:style-name="T21"> The tempAsMatrix is defined as </text:span><text:span text:style-name="T22">matrix</text:span><text:span text:style-name="T21"> in the following example.</text:span></text:p>
      <text:p text:style-name="P70">tempAsMatrix&lt;-matrix("",nrow=length(unique(dataFrm$Month)),ncol=30)</text:p>
      <text:p text:style-name="P31">&lt;&lt;matrix,echo=FALSE&gt;&gt;=</text:p>
      <text:p text:style-name="P30"><text:span text:style-name="T56">mySM&lt;-read_file(“</text:span><text:span text:style-name="T44">/home/zekai/R_workspace/</text:span><text:span text:style-name="T58">r_repo/test/</text:span><text:span text:style-name="T56">formTempMatrix.R”)</text:span></text:p>
      <text:p text:style-name="P31">cat(mySM)</text:p>
      <text:p text:style-name="P30"><text:span text:style-name="T56">source(</text:span><text:span text:style-name="T19">'</text:span><text:span text:style-name="T44">/home/zekai/R_workspace/</text:span><text:span text:style-name="T58">r_repo/test/</text:span><text:span text:style-name="T56">formTempMatrix.R')</text:span></text:p>
      <text:p text:style-name="P31">@</text:p>
      <text:p text:style-name="Text_20_body"><text:span text:style-name="T21">The </text:span><text:span text:style-name="T22">str</text:span><text:span text:style-name="T21">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1"><text:s/></text:span><text:span text:style-name="T32">is.matrix(tempAsMatrix) </text:span></text:p>
      <text:p text:style-name="P31">the return value will be TRUE. </text:p>
      <text:h text:style-name="P130" text:outline-level="2">List</text:h>
      <text:p text:style-name="Text_20_body"><text:span text:style-name="T2"><text:tab/></text:span><text:span text:style-name="T21">The list is very powerful data structure, <text:s/>heterogeneous data can be stored in <text:s/>a list. The list can contain list, data frame, array and matrix in a structure. The </text:span><text:span text:style-name="T24">dataFrm</text:span><text:span text:style-name="T21">, </text:span><text:span text:style-name="T24">row_Names</text:span><text:span text:style-name="T21"> and </text:span><text:span text:style-name="T24">tempAsMatrix</text:span><text:span text:style-name="T21"> data structures are all stored in a</text:span><text:span text:style-name="T22"> list</text:span><text:span text:style-name="T21"> called aList. The data structure can be retrieved using the list$name structure, such as </text:span><text:span text:style-name="T24">aList</text:span><text:span text:style-name="T25">$</text:span><text:span text:style-name="T24">dataFrm</text:span><text:span text:style-name="T21">. </text:span></text:p>
      <text:p text:style-name="P31">&lt;&lt;list1,echo=FALSE&gt;&gt;=</text:p>
      <text:p text:style-name="P31">myStringL&lt;-read_file('/h<text:span text:style-name="T42">ome/zekai/R_workspace/</text:span><text:span text:style-name="T16">r_repo/</text:span>test/useList.R')</text:p>
      <text:p text:style-name="P31">cat(myStringL)</text:p>
      <text:p text:style-name="P31">source('/h<text:span text:style-name="T42">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3"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2">ome/zekai/R_workspace/r_repo</text:span>/test/simpleStats.R')</text:p>
      <text:p text:style-name="P31">cat(myStringM)</text:p>
      <text:p text:style-name="P31">source('/h<text:span text:style-name="T42">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30">xStats&lt;-simpleStats(100,273.16,15)')</text:span></text:p>
      <text:p text:style-name="P97"><text:bookmark text:name="rstudio_console_output8"/>xStats&lt;-simpleStats(100,273.16,15)</text:p>
      <text:p text:style-name="P97">cat('str(xStats)')</text:p>
      <text:p text:style-name="P97">str(xStats)</text:p>
      <text:p text:style-name="P46"/>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42">ome/zekai/R_workspace/r_repo</text:span>/test/randomNumGen.R')</text:p>
      <text:p text:style-name="P31">cat(myStringM)</text:p>
      <text:p text:style-name="P38">source('/h<text:span text:style-name="T42">ome/zekai/R_workspace/r_repo</text:span>/test/randomNumGen.R')</text:p>
      <text:p text:style-name="P38">@</text:p>
      <text:p text:style-name="P38"/>
      <text:p text:style-name="P31">&lt;&lt;stats3,echo=FALSE&gt;&gt;=</text:p>
      <text:p text:style-name="P31">xRandGenF&lt;-randomNumGen(FALSE)</text:p>
      <text:p text:style-name="P46">@</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3">xTempNorm</text:span><text:span text:style-name="T34"> and </text:span><text:span text:style-name="T33"><text:s/>xTempUni</text:span><text:span text:style-name="T34"> vectors is always same for the given seed number 6543. The </text:span><text:span text:style-name="T33">summary </text:span><text:span text:style-name="T35">of the storage </text:span><text:span text:style-name="T33">xTempNorm</text:span><text:span text:style-name="T35"> and </text:span><text:span text:style-name="T33"><text:s/>xTempUni</text:span><text:span text:style-name="T35"> vector will yield same results because of the same seed number.</text:span></text:p>
      <text:p text:style-name="P31"/>
      <text:p text:style-name="P31">&lt;&lt;stats4,echo=FALSE&gt;&gt;=</text:p>
      <text:p text:style-name="P46">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3">xTempNorm</text:span><text:span text:style-name="T34"> and </text:span><text:span text:style-name="T5"><text:s/></text:span><text:span text:style-name="T33">xTempUni </text:span><text:span text:style-name="T34">vector <text:s/>datasets computed using </text:span><text:span text:style-name="T33">cov </text:span><text:span text:style-name="T34">function from </text:span><text:span text:style-name="T33">stats </text:span><text:span text:style-name="T34">package. The standard deviations calculated using </text:span><text:span text:style-name="T33">sd</text:span><text:span text:style-name="T34"> function from he </text:span><text:span text:style-name="T33">stats</text:span><text:span text:style-name="T34"> package. </text:span></text:p>
      <text:p text:style-name="P46"/>
      <text:p text:style-name="P46"/>
      <text:p text:style-name="P31">&lt;&lt;stats5,echo=FALSE&gt;&gt;=</text:p>
      <text:p text:style-name="P31">myStringM&lt;-read_file('/h<text:span text:style-name="T42">ome/zekai/R_workspace/r_repo/t</text:span>est/corTest.R')</text:p>
      <text:p text:style-name="P31">cat(myStringM)</text:p>
      <text:p text:style-name="P38">source('/h<text:span text:style-name="T42">ome/zekai/R_workspace/r_repo/</text:span>test/corTest.R')</text:p>
      <text:p text:style-name="P31"><text:soft-page-break/>@</text:p>
      <text:p text:style-name="P31"/>
      <text:p text:style-name="P31">&lt;&lt;stats6,echo=FALSE&gt;&gt;=</text:p>
      <text:p text:style-name="P31">cat('<text:span text:style-name="T30">corTest(xRandGenT$xTempNorm,xRandGenT$xTempUni)')</text:span></text:p>
      <text:p text:style-name="P46">corTest(xRandGenT$xTempNorm,xRandGenT$xTempUni)</text:p>
      <text:p text:style-name="P31">@</text:p>
      <text:h text:style-name="P124" text:outline-level="1">Graphic Outputs</text:h>
      <text:p text:style-name="P22"/>
      <text:p text:style-name="Text_20_body"><text:span text:style-name="T45"><text:tab/></text:span><text:span text:style-name="T46">This section is designed to be how to represent data output in a graphical formats.</text:span></text:p>
      <text:p text:style-name="Text_20_body"><text:span text:style-name="T4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9">http://www.phrases.org.uk/meanings/a-picture-is-worth-a-thousand-words.html</text:span></text:a><text:span text:style-name="T46">). <text:s/>This is mind, we will show examples of histogram, bar plot, plot, matplot is readily available R </text:span><text:span text:style-name="T47">graphics </text:span><text:span text:style-name="T46">package.</text:span></text:p>
      <text:p text:style-name="P24"/>
      <text:p text:style-name="P31">&lt;&lt;graph0,echo=FALSE&gt;&gt;=</text:p>
      <text:p text:style-name="P31">myStringM&lt;-read_file('/h<text:span text:style-name="T42">ome/zekai/R_workspace/r_repo/</text:span>test/normalDist.R')</text:p>
      <text:p text:style-name="P31">cat(myStringM)</text:p>
      <text:p text:style-name="P47">source('/h<text:span text:style-name="T42">ome/zekai/R_workspace/r_repo/</text:span>test/normalDist.R')</text:p>
      <text:p text:style-name="P19">@</text:p>
      <text:p text:style-name="P19"/>
      <text:p text:style-name="P50"><text:span text:style-name="T20">&lt;&lt;graph1,echo=FALSE</text:span><text:span text:style-name="T20">,results=xml,fig=TRUE</text:span><text:span text:style-name="T20">&gt;&gt;=</text:span></text:p>
      <text:p text:style-name="P31">cat('normalDist(numSet=100,mean=c(5,15,50),sd=c(10,5,3,1))<text:span text:style-name="T30">')</text:span></text:p>
      <text:p text:style-name="P46">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2">ome/zekai/R_workspace/r_repo/</text:span>test/freqPlot.R')</text:p>
      <text:p text:style-name="P19">cat(myStringM)</text:p>
      <text:p text:style-name="P19">source('/h<text:span text:style-name="T42">ome/zekai/R_workspace/r_repo</text:span>/test/freqPlot.R')</text:p>
      <text:p text:style-name="P19">source('/h<text:span text:style-name="T42">ome/zekai/R_workspace/r_repo/</text:span>test/formTempMatrix.R')</text:p>
      <text:p text:style-name="P19">source('/h<text:span text:style-name="T42">ome/zekai/R_workspace/r_repo/</text:span>test/layOutSetUp.R')</text:p>
      <text:p text:style-name="P19"><text:soft-page-break/>tempAsMatrix&lt;-formTempMatrix(dataFrm)</text:p>
      <text:p text:style-name="P19">source('/h<text:span text:style-name="T42">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102">freqPlot(tempMatrixCat,xlabels="Days",ylabels="Number of Days with the range",onePlot=TRUE,besideOrNot=TRUE,isCol=FALSE,titleOfPlot="Temperatures Distribution May-Sep")</text:p>
      <text:p text:style-name="P102"/>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2">freqPlot(tempMatrixCat,xlabels="Days",ylabels="Number of Days with the range",onePlot=TRUE,besideOrNot=FALSE,isCol=FALSE,titleOfPlot="Temperatures Distribution May-Sep")</text:p>
      <text:p text:style-name="P102"/>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8"><text:bookmark text:name="rstudio_console_output9"/>source('<text:span text:style-name="T48">/h</text:span><text:span text:style-name="T43">ome/zekai/R_workspace/r_repo</text:span>/test/matPlotM.R')</text:p>
      <text:p text:style-name="P15"><text:soft-page-break/></text:p>
      <text:p text:style-name="P104">xlabel&lt;-"Days"</text:p>
      <text:p text:style-name="P104">xaxisOpts&lt;-c(1,30,29,"n")</text:p>
      <text:p text:style-name="P104">yaxisOpts&lt;-c(55,105,11,"n")</text:p>
      <text:p text:style-name="P104">ylabel&lt;-"Temp(F)"</text:p>
      <text:p text:style-name="P104"/>
      <text:p text:style-name="P104">legendNames=row.names(tempAsMatrix)</text:p>
      <text:p text:style-name="P104"/>
      <text:p text:style-name="P104">colnames(tempAsMatrix)&lt;-seq(1:dim(tempAsMatrix)[2])</text:p>
      <text:p text:style-name="P104">matPlotDat&lt;-t(tempAsMatrix)</text:p>
      <text:p text:style-name="P104"/>
      <text:p text:style-name="P104"/>
      <text:p text:style-name="P104">titleOfPlot="Daily Observation"</text:p>
      <text:p text:style-name="P105"/>
      <text:p text:style-name="P107"/>
      <text:p text:style-name="P107"/>
      <text:p text:style-name="P76">#out&lt;-matPlotM(matPlotDat,xlab=xlabel,ylab=ylabel,title=titleOfPlot,leg=legendNames)</text:p>
      <text:p text:style-name="P76">out&lt;-</text:p>
      <text:p text:style-name="P76"/>
      <text:p text:style-name="P76">matPlotM(matPlotDat,xlab=xlabel,ylab=ylabel,yaxisOpts=yaxisOpts,title=titleOfPlot,leg=legendNames)</text:p>
      <text:p text:style-name="P76"/>
      <text:p text:style-name="P76">print(out)</text:p>
      <text:p text:style-name="P17">#matPlotM(matPlotDat,xlab=xlabel,xaxisOpts=xaxisOpts,ylab=ylabel,yaxisOpts=yaxisOpts,title=titleOfPlot,leg=legendNames)</text:p>
      <text:p text:style-name="P76"/>
      <text:p text:style-name="P8">odfFigureCaption(“Observation”,label=”Figure”)</text:p>
      <text:p text:style-name="P8">@</text:p>
      <text:p text:style-name="P8"/>
      <text:p text:style-name="P25">&lt;&lt;graph6,echo=FALSE,results=xml,fig=TRUE&gt;&gt;=</text:p>
      <text:p text:style-name="P104"/>
      <text:p text:style-name="P106">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1"/>
      <text:p text:style-name="P90"/>
      <text:h text:style-name="P124" text:outline-level="1"><text:soft-page-break/>Simple Table Outputs</text:h>
      <text:p text:style-name="P22"/>
      <text:p text:style-name="P25">&lt;&lt;table1,echo=FALSE&gt;&gt;=</text:p>
      <text:p text:style-name="P99"><text:bookmark text:name="rstudio_console_output10"/>colnames(tempAsMatrix)&lt;-seq(1:30)</text:p>
      <text:p text:style-name="P99"/>
      <text:p text:style-name="P100"><text:bookmark text:name="rstudio_console_output12"/>tablo&lt;-as.table(t(tempAsMatrix))</text:p>
      <text:p text:style-name="P100">print(tablo)</text:p>
      <text:p text:style-name="P103"/>
      <text:p text:style-name="P26">@</text:p>
      <text:p text:style-name="P26"><text:tab/></text:p>
      <text:p text:style-name="P25">May be grid table from grid Extra package reference</text:p>
      <text:p text:style-name="P25"/>
      <text:p text:style-name="P25">&lt;&lt;table2,echo=FALSE,results=xml,fig=TRUE &gt;&gt;=</text:p>
      <text:p text:style-name="P103">library(gridExtra)</text:p>
      <text:p text:style-name="P99"/>
      <text:p text:style-name="P99"/>
      <text:p text:style-name="P100"><text:bookmark text:name="rstudio_console_output121"/>tablo&lt;-grid.table(t(tempAsMatrix))</text:p>
      <text:p text:style-name="P103"/>
      <text:p text:style-name="P103">print(tablo)</text:p>
      <text:p text:style-name="P22"><text:span text:style-name="T59">@</text:span><text:tab/></text:p>
      <text:p text:style-name="Text_20_body"><text:span text:style-name="Source_20_Text"><text:span text:style-name="T50"/></text:span></text:p>
      <text:p text:style-name="Text_20_body"><text:span text:style-name="Source_20_Text"><text:span text:style-name="T52">summary of statistics in table format</text:span></text:span></text:p>
      <text:p text:style-name="Text_20_body"><text:span text:style-name="Source_20_Text"><text:span text:style-name="T52"/></text:span></text:p>
      <text:p text:style-name="P52">&lt;&lt;dataPair,echo=FALSE&gt;&gt;=</text:p>
      <text:p text:style-name="P52">#<text:span text:style-name="T13">use readr package</text:span></text:p>
      <text:p text:style-name="P95">myString&lt;-read_file(“/home/zekai/R_workspace/r_repo/test/paired_tTest.R”)</text:p>
      <text:p text:style-name="P95"/>
      <text:p text:style-name="P95">#this works, please uncomment following line</text:p>
      <text:p text:style-name="P95">cat(myString)</text:p>
      <text:p text:style-name="P95">source('/home/zekai/R_workspace/r_repo/test/paired_tTest.R')</text:p>
      <text:p text:style-name="P5"><text:span text:style-name="Source_20_Text"><text:span text:style-name="T51">tTestResults&lt;-paired_tTest()</text:span></text:span></text:p>
      <text:p text:style-name="P52">@</text:p>
      <text:p text:style-name="P31"><text:span text:style-name="Source_20_Text"><text:span text:style-name="T52"/></text:span></text:p>
      <text:p text:style-name="P86"><text:span text:style-name="Source_20_Text"><text:span text:style-name="T52"/></text:span></text:p>
      <text:p text:style-name="P52">source paired_test and modify heightData input it will be read</text:p>
      <text:p text:style-name="P54"/>
      <text:p text:style-name="P5">&lt;&lt;table3, <text:s/>echo=FALSE, results=xml&gt;&gt;=</text:p>
      <text:p text:style-name="P74"><text:span text:style-name="T53">odfTable(</text:span><text:span text:style-name="T54">as.data.frame</text:span><text:span text:style-name="T18">(tTestResults$xMatr))</text:span></text:p>
      <text:p text:style-name="P94"/>
      <text:p text:style-name="P77"><text:soft-page-break/>@</text:p>
      <text:p text:style-name="P51"/>
      <text:p text:style-name="P51">t -test p-values compare to each other </text:p>
      <text:p text:style-name="P51">&lt;&lt;table3.1, <text:s/>echo=FALSE, results=xml&gt;&gt;=</text:p>
      <text:p text:style-name="P14"><text:bookmark text:name="rstudio_console_output4"/>columns&lt;-c("Feed Category","n","Mean","StdDev",”df”,"t","p-values")</text:p>
      <text:p text:style-name="P14"/>
      <text:p text:style-name="P101">dfc1&lt;-data.frame(c("Feed Category","Statistics",”pair t test results”),c(1,4,3))</text:p>
      <text:p text:style-name="P101">#dfc1&lt;-data.frame(c("Feed Category","Statistics"),c(1,7))</text:p>
      <text:p text:style-name="P101">#dfc&lt;-data.frame(c("Car Model","Features"),c(1,7))</text:p>
      <text:p text:style-name="P49"/>
      <text:p text:style-name="P98"><text:bookmark text:name="rstudio_console_output15"/>#tables31&lt;-as.data.frame(matrix(data="",nrow=1,ncol=7))</text:p>
      <text:p text:style-name="P98">#colnames(tables31)&lt;-columns</text:p>
      <text:p text:style-name="P98"/>
      <text:p text:style-name="P98">odfTable(tTestResults$xStats,<text:span text:style-name="T39">cgroup=dfc1</text:span>)</text:p>
      <text:p text:style-name="P13"/>
      <text:p text:style-name="P79">@</text:p>
      <text:p text:style-name="P79"/>
      <text:p text:style-name="P51">&lt;&lt;table4, <text:s/>echo=FALSE, results=xml&gt;&gt;=</text:p>
      <text:p text:style-name="P51"><text:bookmark text:name="rstudio_console_output13"/>dff&lt;- as.data.frame(tTestResults$pValues)</text:p>
      <text:p text:style-name="P51"><text:bookmark text:name="rstudio_console_output14"/>colnames(dff)&lt;-colnames(tTestResults$xMatr)</text:p>
      <text:p text:style-name="P51">nRow&lt;-length(colnames(dff))-1</text:p>
      <text:p text:style-name="P51">rownames(dff)&lt;-colnames(dff)[1:nRow]</text:p>
      <text:p text:style-name="P51"/>
      <text:p text:style-name="P51"/>
      <text:p text:style-name="P51"><text:span text:style-name="T55">odfTable(dff</text:span>)</text:p>
      <text:p text:style-name="P51"/>
      <text:p text:style-name="P51">@</text:p>
      <text:p text:style-name="P51"/>
      <text:p text:style-name="P51"/>
      <text:p text:style-name="P48">&lt;&lt;odfTableEx1,echo=FALSE,results=xml&gt;&gt;=</text:p>
      <text:p text:style-name="P48"># I usually load the libraries first so that any output produced by </text:p>
      <text:p text:style-name="P48">data(“mtcars”)</text:p>
      <text:p text:style-name="P48">mdat&lt;-mtcars</text:p>
      <text:p text:style-name="P48">cgroup&lt;-c("row","C") </text:p>
      <text:p text:style-name="P48">n.cgroup&lt;-c(1,11)</text:p>
      <text:p text:style-name="P101"><text:bookmark text:name="rstudio_console_output16"/>dfc&lt;-data.frame(c("Car Model","Features"),c(1,11))</text:p>
      <text:p text:style-name="P48"><text:soft-page-break/></text:p>
      <text:p text:style-name="P48">#odfTable(mdat,cgroup=cgroup,n.cgroup=n.cgroup)</text:p>
      <text:p text:style-name="P48">odfTable(mdat,cgroup=dfc)</text:p>
      <text:p text:style-name="P48">@</text:p>
      <text:p text:style-name="P113"/>
      <text:p text:style-name="P114"/>
      <text:p text:style-name="P52">started here one</text:p>
      <text:p text:style-name="P52">&lt;&lt;table5, <text:s/>echo=FALSE, results=xml&gt;&gt;=</text:p>
      <text:p text:style-name="Text_20_body"><text:span text:style-name="Source_20_Text"><text:span text:style-name="T52">odfTable(x,</text:span></text:span></text:p>
      <text:p text:style-name="P52">colnames = NULL,</text:p>
      <text:p text:style-name="P52">useRowNames = TRUE,</text:p>
      <text:p text:style-name="P52">digits = max(3, getOption("digits") - 3),</text:p>
      <text:p text:style-name="P52">name = paste("Table", floor(runif(1) * 1000), sep = ""),</text:p>
      <text:p text:style-name="P52">styles = NULL,</text:p>
      <text:p text:style-name="P52">cgroup = NULL,</text:p>
      <text:p text:style-name="P52">rgroup = NULL)</text:p>
      <text:p text:style-name="Text_20_body"><text:span text:style-name="Source_20_Text"><text:span text:style-name="T52">@</text:span></text:span></text:p>
      <text:p text:style-name="Text_20_body"><text:span text:style-name="Source_20_Text"><text:span text:style-name="T52"/></text:span></text:p>
      <text:p text:style-name="Text_20_body"><text:span text:style-name="Source_20_Text"><text:span text:style-name="T52">Please start here</text:span></text:span></text:p>
      <text:p text:style-name="P51"/>
      <text:p text:style-name="P51"/>
      <text:h text:style-name="P124"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9-29T23:55:12</dc:date>
    <meta:editing-duration>P14DT17H58M26S</meta:editing-duration>
    <meta:editing-cycles>576</meta:editing-cycles>
    <meta:generator>OpenOffice/4.1.4$Unix OpenOffice.org_project/417m1$Build-9800</meta:generator>
    <dc:creator>Zekai  Otles</dc:creator>
    <meta:document-statistic meta:table-count="3" meta:image-count="14" meta:object-count="0" meta:page-count="36" meta:paragraph-count="621" meta:word-count="5129" meta:character-count="38900"/>
  </office:meta>
</office:document-meta>
</file>